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51-100</text:p>
          </table:table-cell>
          <table:table-cell table:formula="of:=[.B115]" office:value-type="float" office:value="9551618.74" calcext:value-type="float">
            <text:p>9551618,74</text:p>
          </table:table-cell>
          <table:table-cell table:formula="of:=[.G115]" office:value-type="float" office:value="27375169.38" calcext:value-type="float">
            <text:p>27375169,38</text:p>
          </table:table-cell>
          <table:table-cell table:formula="of:=[.L115]" office:value-type="float" office:value="969375.46" calcext:value-type="float">
            <text:p>969375,46</text:p>
          </table:table-cell>
          <table:table-cell/>
          <table:table-cell table:formula="of:=[.C115]" office:value-type="float" office:value="322.922" calcext:value-type="float">
            <text:p>322,922</text:p>
          </table:table-cell>
          <table:table-cell table:formula="of:=[.H115]" office:value-type="float" office:value="323.148" calcext:value-type="float">
            <text:p>323,148</text:p>
          </table:table-cell>
          <table:table-cell table:formula="of:=[.M115]" office:value-type="float" office:value="358.196" calcext:value-type="float">
            <text:p>358,196</text:p>
          </table:table-cell>
          <table:table-cell/>
          <table:table-cell table:formula="of:=[.D115]" office:value-type="float" office:value="0.847999999999999" calcext:value-type="float">
            <text:p>0,847999999999999</text:p>
          </table:table-cell>
          <table:table-cell table:formula="of:=[.I115]" office:value-type="float" office:value="1.51" calcext:value-type="float">
            <text:p>1,51</text:p>
          </table:table-cell>
          <table:table-cell table:formula="of:=[.N115]" office:value-type="float" office:value="2.068" calcext:value-type="float">
            <text:p>2,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 51-100</text:p>
          </table:table-cell>
          <table:table-cell table:formula="of:=[.B116]" office:value-type="float" office:value="3895493.5651183" calcext:value-type="float">
            <text:p>3895493,5651183</text:p>
          </table:table-cell>
          <table:table-cell table:formula="of:=[.G116]" office:value-type="float" office:value="10980838.9366398" calcext:value-type="float">
            <text:p>10980838,9366398</text:p>
          </table:table-cell>
          <table:table-cell table:formula="of:=[.L116]" office:value-type="float" office:value="706571.580211013" calcext:value-type="float">
            <text:p>706571,580211013</text:p>
          </table:table-cell>
          <table:table-cell/>
          <table:table-cell table:formula="of:=[.C116]" office:value-type="float" office:value="10.7963195580716" calcext:value-type="float">
            <text:p>10,7963195580716</text:p>
          </table:table-cell>
          <table:table-cell table:formula="of:=[.H116]" office:value-type="float" office:value="19.8722242338396" calcext:value-type="float">
            <text:p>19,8722242338396</text:p>
          </table:table-cell>
          <table:table-cell table:formula="of:=[.M116]" office:value-type="float" office:value="13.4627182990658" calcext:value-type="float">
            <text:p>13,4627182990658</text:p>
          </table:table-cell>
          <table:table-cell/>
          <table:table-cell table:formula="of:=[.D116]" office:value-type="float" office:value="0.0499599839871872" calcext:value-type="float">
            <text:p>0,049959983987187</text:p>
          </table:table-cell>
          <table:table-cell table:formula="of:=[.I116]" office:value-type="float" office:value="0.136014705087355" calcext:value-type="float">
            <text:p>0,136014705087355</text:p>
          </table:table-cell>
          <table:table-cell table:formula="of:=[.N116]" office:value-type="float" office:value="0.0466476151587625" calcext:value-type="float">
            <text:p>0,046647615158763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53521" calcext:value-type="float">
            <text:p>13953521</text:p>
          </table:table-cell>
          <table:table-cell office:value-type="float" office:value="360" calcext:value-type="float">
            <text:p>36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320623" calcext:value-type="float">
            <text:p>26320623</text:p>
          </table:table-cell>
          <table:table-cell office:value-type="float" office:value="346.7" calcext:value-type="float">
            <text:p>346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9346" calcext:value-type="float">
            <text:p>1409346</text:p>
          </table:table-cell>
          <table:table-cell office:value-type="float" office:value="368.8" calcext:value-type="float">
            <text:p>368,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23110" calcext:value-type="float">
            <text:p>5823110</text:p>
          </table:table-cell>
          <table:table-cell office:value-type="float" office:value="341" calcext:value-type="float">
            <text:p>34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026671" calcext:value-type="float">
            <text:p>55026671</text:p>
          </table:table-cell>
          <table:table-cell office:value-type="float" office:value="333" calcext:value-type="float">
            <text:p>33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2042" calcext:value-type="float">
            <text:p>782042</text:p>
          </table:table-cell>
          <table:table-cell office:value-type="float" office:value="363" calcext:value-type="float">
            <text:p>36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01403" calcext:value-type="float">
            <text:p>12401403</text:p>
          </table:table-cell>
          <table:table-cell office:value-type="float" office:value="338.6" calcext:value-type="float">
            <text:p>338,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670042" calcext:value-type="float">
            <text:p>20670042</text:p>
          </table:table-cell>
          <table:table-cell office:value-type="float" office:value="337" calcext:value-type="float">
            <text:p>33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0307" calcext:value-type="float">
            <text:p>980307</text:p>
          </table:table-cell>
          <table:table-cell office:value-type="float" office:value="363" calcext:value-type="float">
            <text:p>36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01948" calcext:value-type="float">
            <text:p>7901948</text:p>
          </table:table-cell>
          <table:table-cell office:value-type="float" office:value="328" calcext:value-type="float">
            <text:p>32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338792" calcext:value-type="float">
            <text:p>23338792</text:p>
          </table:table-cell>
          <table:table-cell office:value-type="float" office:value="329" calcext:value-type="float">
            <text:p>32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8759" calcext:value-type="float">
            <text:p>508759</text:p>
          </table:table-cell>
          <table:table-cell office:value-type="float" office:value="365" calcext:value-type="float">
            <text:p>36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35620" calcext:value-type="float">
            <text:p>6735620</text:p>
          </table:table-cell>
          <table:table-cell office:value-type="float" office:value="318" calcext:value-type="float">
            <text:p>31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649625" calcext:value-type="float">
            <text:p>30649625</text:p>
          </table:table-cell>
          <table:table-cell office:value-type="float" office:value="285" calcext:value-type="float">
            <text:p>28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81773" calcext:value-type="float">
            <text:p>481773</text:p>
          </table:table-cell>
          <table:table-cell office:value-type="float" office:value="359" calcext:value-type="float">
            <text:p>359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41745" calcext:value-type="float">
            <text:p>12941745</text:p>
          </table:table-cell>
          <table:table-cell office:value-type="float" office:value="331" calcext:value-type="float">
            <text:p>33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323118" calcext:value-type="float">
            <text:p>22323118</text:p>
          </table:table-cell>
          <table:table-cell office:value-type="float" office:value="328.7" calcext:value-type="float">
            <text:p>328,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2260" calcext:value-type="float">
            <text:p>1022260</text:p>
          </table:table-cell>
          <table:table-cell office:value-type="float" office:value="366" calcext:value-type="float">
            <text:p>36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74727" calcext:value-type="float">
            <text:p>5574727</text:p>
          </table:table-cell>
          <table:table-cell office:value-type="float" office:value="364" calcext:value-type="float">
            <text:p>36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395030" calcext:value-type="float">
            <text:p>27395030</text:p>
          </table:table-cell>
          <table:table-cell office:value-type="float" office:value="327" calcext:value-type="float">
            <text:p>327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3077" calcext:value-type="float">
            <text:p>883077</text:p>
          </table:table-cell>
          <table:table-cell office:value-type="float" office:value="364" calcext:value-type="float">
            <text:p>364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22443" calcext:value-type="float">
            <text:p>6922443</text:p>
          </table:table-cell>
          <table:table-cell office:value-type="float" office:value="372" calcext:value-type="float">
            <text:p>37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233494" calcext:value-type="float">
            <text:p>27233494</text:p>
          </table:table-cell>
          <table:table-cell office:value-type="float" office:value="338" calcext:value-type="float">
            <text:p>33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6080" calcext:value-type="float">
            <text:p>946080</text:p>
          </table:table-cell>
          <table:table-cell office:value-type="float" office:value="370" calcext:value-type="float">
            <text:p>37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32113" calcext:value-type="float">
            <text:p>13032113</text:p>
          </table:table-cell>
          <table:table-cell office:value-type="float" office:value="360.4" calcext:value-type="float">
            <text:p>360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323991" calcext:value-type="float">
            <text:p>26323991</text:p>
          </table:table-cell>
          <table:table-cell office:value-type="float" office:value="327" calcext:value-type="float">
            <text:p>3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1714" calcext:value-type="float">
            <text:p>1001714</text:p>
          </table:table-cell>
          <table:table-cell office:value-type="float" office:value="360" calcext:value-type="float">
            <text:p>36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76090" calcext:value-type="float">
            <text:p>10976090</text:p>
          </table:table-cell>
          <table:table-cell office:value-type="float" office:value="346" calcext:value-type="float">
            <text:p>34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113481" calcext:value-type="float">
            <text:p>14113481</text:p>
          </table:table-cell>
          <table:table-cell office:value-type="float" office:value="275" calcext:value-type="float">
            <text:p>27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17585" calcext:value-type="float">
            <text:p>1017585</text:p>
          </table:table-cell>
          <table:table-cell office:value-type="float" office:value="362.4" calcext:value-type="float">
            <text:p>362,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91104" calcext:value-type="float">
            <text:p>10991104</text:p>
          </table:table-cell>
          <table:table-cell office:value-type="float" office:value="365" calcext:value-type="float">
            <text:p>36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979200" calcext:value-type="float">
            <text:p>23979200</text:p>
          </table:table-cell>
          <table:table-cell office:value-type="float" office:value="271.3" calcext:value-type="float">
            <text:p>271,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36178" calcext:value-type="float">
            <text:p>1036178</text:p>
          </table:table-cell>
          <table:table-cell office:value-type="float" office:value="366" calcext:value-type="float">
            <text:p>36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0549" calcext:value-type="float">
            <text:p>10110549</text:p>
          </table:table-cell>
          <table:table-cell office:value-type="float" office:value="364" calcext:value-type="float">
            <text:p>36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610154" calcext:value-type="float">
            <text:p>50610154</text:p>
          </table:table-cell>
          <table:table-cell office:value-type="float" office:value="269" calcext:value-type="float">
            <text:p>26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35501" calcext:value-type="float">
            <text:p>1135501</text:p>
          </table:table-cell>
          <table:table-cell office:value-type="float" office:value="367" calcext:value-type="float">
            <text:p>36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89251" calcext:value-type="float">
            <text:p>6989251</text:p>
          </table:table-cell>
          <table:table-cell office:value-type="float" office:value="320" calcext:value-type="float">
            <text:p>32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550700" calcext:value-type="float">
            <text:p>28550700</text:p>
          </table:table-cell>
          <table:table-cell office:value-type="float" office:value="307" calcext:value-type="float">
            <text:p>30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69425" calcext:value-type="float">
            <text:p>1369425</text:p>
          </table:table-cell>
          <table:table-cell office:value-type="float" office:value="364" calcext:value-type="float">
            <text:p>36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89135" calcext:value-type="float">
            <text:p>10989135</text:p>
          </table:table-cell>
          <table:table-cell office:value-type="float" office:value="303" calcext:value-type="float">
            <text:p>30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661744" calcext:value-type="float">
            <text:p>14661744</text:p>
          </table:table-cell>
          <table:table-cell office:value-type="float" office:value="292" calcext:value-type="float">
            <text:p>29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83099" calcext:value-type="float">
            <text:p>783099</text:p>
          </table:table-cell>
          <table:table-cell office:value-type="float" office:value="359" calcext:value-type="float">
            <text:p>35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23507" calcext:value-type="float">
            <text:p>7223507</text:p>
          </table:table-cell>
          <table:table-cell office:value-type="float" office:value="320" calcext:value-type="float">
            <text:p>32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259944" calcext:value-type="float">
            <text:p>28259944</text:p>
          </table:table-cell>
          <table:table-cell office:value-type="float" office:value="262.4" calcext:value-type="float">
            <text:p>262,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79318" calcext:value-type="float">
            <text:p>879318</text:p>
          </table:table-cell>
          <table:table-cell office:value-type="float" office:value="371" calcext:value-type="float">
            <text:p>37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51968" calcext:value-type="float">
            <text:p>4651968</text:p>
          </table:table-cell>
          <table:table-cell office:value-type="float" office:value="314" calcext:value-type="float">
            <text:p>31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908389" calcext:value-type="float">
            <text:p>48908389</text:p>
          </table:table-cell>
          <table:table-cell office:value-type="float" office:value="332" calcext:value-type="float">
            <text:p>33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60979" calcext:value-type="float">
            <text:p>1660979</text:p>
          </table:table-cell>
          <table:table-cell office:value-type="float" office:value="363" calcext:value-type="float">
            <text:p>36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66817" calcext:value-type="float">
            <text:p>9366817</text:p>
          </table:table-cell>
          <table:table-cell office:value-type="float" office:value="311.9" calcext:value-type="float">
            <text:p>311,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257403" calcext:value-type="float">
            <text:p>31257403</text:p>
          </table:table-cell>
          <table:table-cell office:value-type="float" office:value="318" calcext:value-type="float">
            <text:p>31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3019" calcext:value-type="float">
            <text:p>603019</text:p>
          </table:table-cell>
          <table:table-cell office:value-type="float" office:value="346.5" calcext:value-type="float">
            <text:p>346,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79518" calcext:value-type="float">
            <text:p>9279518</text:p>
          </table:table-cell>
          <table:table-cell office:value-type="float" office:value="275" calcext:value-type="float">
            <text:p>27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711231" calcext:value-type="float">
            <text:p>22711231</text:p>
          </table:table-cell>
          <table:table-cell office:value-type="float" office:value="343" calcext:value-type="float">
            <text:p>343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46751" calcext:value-type="float">
            <text:p>646751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66692" calcext:value-type="float">
            <text:p>6966692</text:p>
          </table:table-cell>
          <table:table-cell office:value-type="float" office:value="269" calcext:value-type="float">
            <text:p>26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982959" calcext:value-type="float">
            <text:p>20982959</text:p>
          </table:table-cell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75902" calcext:value-type="float">
            <text:p>1175902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99597" calcext:value-type="float">
            <text:p>7099597</text:p>
          </table:table-cell>
          <table:table-cell office:value-type="float" office:value="263.4" calcext:value-type="float">
            <text:p>263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1549794" calcext:value-type="float">
            <text:p>31549794</text:p>
          </table:table-cell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11821" calcext:value-type="float">
            <text:p>1311821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31272" calcext:value-type="float">
            <text:p>7731272</text:p>
          </table:table-cell>
          <table:table-cell office:value-type="float" office:value="280" calcext:value-type="float">
            <text:p>28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674015" calcext:value-type="float">
            <text:p>13674015</text:p>
          </table:table-cell>
          <table:table-cell office:value-type="float" office:value="341" calcext:value-type="float">
            <text:p>34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33306" calcext:value-type="float">
            <text:p>533306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16922" calcext:value-type="float">
            <text:p>9816922</text:p>
          </table:table-cell>
          <table:table-cell office:value-type="float" office:value="338" calcext:value-type="float">
            <text:p>33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951570" calcext:value-type="float">
            <text:p>22951570</text:p>
          </table:table-cell>
          <table:table-cell office:value-type="float" office:value="329" calcext:value-type="float">
            <text:p>329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54297" calcext:value-type="float">
            <text:p>1154297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37842" calcext:value-type="float">
            <text:p>3937842</text:p>
          </table:table-cell>
          <table:table-cell office:value-type="float" office:value="358" calcext:value-type="float">
            <text:p>35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866019" calcext:value-type="float">
            <text:p>24866019</text:p>
          </table:table-cell>
          <table:table-cell office:value-type="float" office:value="325.7" calcext:value-type="float">
            <text:p>325,7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09900" calcext:value-type="float">
            <text:p>1009900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734925" calcext:value-type="float">
            <text:p>15734925</text:p>
          </table:table-cell>
          <table:table-cell office:value-type="float" office:value="357" calcext:value-type="float">
            <text:p>35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356895" calcext:value-type="float">
            <text:p>33356895</text:p>
          </table:table-cell>
          <table:table-cell office:value-type="float" office:value="335" calcext:value-type="float">
            <text:p>33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10367" calcext:value-type="float">
            <text:p>1210367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661043" calcext:value-type="float">
            <text:p>8661043</text:p>
          </table:table-cell>
          <table:table-cell office:value-type="float" office:value="348" calcext:value-type="float">
            <text:p>34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556804" calcext:value-type="float">
            <text:p>20556804</text:p>
          </table:table-cell>
          <table:table-cell office:value-type="float" office:value="340" calcext:value-type="float">
            <text:p>340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80932" calcext:value-type="float">
            <text:p>1280932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804992" calcext:value-type="float">
            <text:p>11804992</text:p>
          </table:table-cell>
          <table:table-cell office:value-type="float" office:value="368" calcext:value-type="float">
            <text:p>3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497513" calcext:value-type="float">
            <text:p>23497513</text:p>
          </table:table-cell>
          <table:table-cell office:value-type="float" office:value="338" calcext:value-type="float">
            <text:p>338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33600" calcext:value-type="float">
            <text:p>1233600</text:p>
          </table:table-cell>
          <table:table-cell office:value-type="float" office:value="366.3" calcext:value-type="float">
            <text:p>366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51516" calcext:value-type="float">
            <text:p>9551516</text:p>
          </table:table-cell>
          <table:table-cell office:value-type="float" office:value="367.3" calcext:value-type="float">
            <text:p>367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777160" calcext:value-type="float">
            <text:p>27777160</text:p>
          </table:table-cell>
          <table:table-cell office:value-type="float" office:value="340" calcext:value-type="float">
            <text:p>340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33006" calcext:value-type="float">
            <text:p>1333006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10619" calcext:value-type="float">
            <text:p>8910619</text:p>
          </table:table-cell>
          <table:table-cell office:value-type="float" office:value="330" calcext:value-type="float">
            <text:p>33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157649" calcext:value-type="float">
            <text:p>12157649</text:p>
          </table:table-cell>
          <table:table-cell office:value-type="float" office:value="329" calcext:value-type="float">
            <text:p>329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20419" calcext:value-type="float">
            <text:p>1720419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45346" calcext:value-type="float">
            <text:p>6845346</text:p>
          </table:table-cell>
          <table:table-cell office:value-type="float" office:value="285" calcext:value-type="float">
            <text:p>28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916177" calcext:value-type="float">
            <text:p>27916177</text:p>
          </table:table-cell>
          <table:table-cell office:value-type="float" office:value="325" calcext:value-type="float">
            <text:p>32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74811" calcext:value-type="float">
            <text:p>474811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61159" calcext:value-type="float">
            <text:p>7461159</text:p>
          </table:table-cell>
          <table:table-cell office:value-type="float" office:value="317" calcext:value-type="float">
            <text:p>31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8153679" calcext:value-type="float">
            <text:p>28153679</text:p>
          </table:table-cell>
          <table:table-cell office:value-type="float" office:value="335.6" calcext:value-type="float">
            <text:p>335,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46349" calcext:value-type="float">
            <text:p>1246349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29009" calcext:value-type="float">
            <text:p>9129009</text:p>
          </table:table-cell>
          <table:table-cell office:value-type="float" office:value="277" calcext:value-type="float">
            <text:p>27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603035" calcext:value-type="float">
            <text:p>31603035</text:p>
          </table:table-cell>
          <table:table-cell office:value-type="float" office:value="341" calcext:value-type="float">
            <text:p>34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5603" calcext:value-type="float">
            <text:p>455603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221530" calcext:value-type="float">
            <text:p>13221530</text:p>
          </table:table-cell>
          <table:table-cell office:value-type="float" office:value="340" calcext:value-type="float">
            <text:p>34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391358" calcext:value-type="float">
            <text:p>14391358</text:p>
          </table:table-cell>
          <table:table-cell office:value-type="float" office:value="333.7" calcext:value-type="float">
            <text:p>333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08636" calcext:value-type="float">
            <text:p>608636</text:p>
          </table:table-cell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32660" calcext:value-type="float">
            <text:p>6632660</text:p>
          </table:table-cell>
          <table:table-cell office:value-type="float" office:value="319" calcext:value-type="float">
            <text:p>31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151380" calcext:value-type="float">
            <text:p>31151380</text:p>
          </table:table-cell>
          <table:table-cell office:value-type="float" office:value="339" calcext:value-type="float">
            <text:p>33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86824" calcext:value-type="float">
            <text:p>686824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09270" calcext:value-type="float">
            <text:p>5509270</text:p>
          </table:table-cell>
          <table:table-cell office:value-type="float" office:value="358" calcext:value-type="float">
            <text:p>35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0037391" calcext:value-type="float">
            <text:p>40037391</text:p>
          </table:table-cell>
          <table:table-cell office:value-type="float" office:value="330.7" calcext:value-type="float">
            <text:p>330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15544" calcext:value-type="float">
            <text:p>515544</text:p>
          </table:table-cell>
          <table:table-cell office:value-type="float" office:value="365.3" calcext:value-type="float">
            <text:p>365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06537" calcext:value-type="float">
            <text:p>5506537</text:p>
          </table:table-cell>
          <table:table-cell office:value-type="float" office:value="347.5" calcext:value-type="float">
            <text:p>347,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866038" calcext:value-type="float">
            <text:p>23866038</text:p>
          </table:table-cell>
          <table:table-cell office:value-type="float" office:value="338.6" calcext:value-type="float">
            <text:p>338,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36374" calcext:value-type="float">
            <text:p>536374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10178" calcext:value-type="float">
            <text:p>5110178</text:p>
          </table:table-cell>
          <table:table-cell office:value-type="float" office:value="316.7" calcext:value-type="float">
            <text:p>31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929887" calcext:value-type="float">
            <text:p>20929887</text:p>
          </table:table-cell>
          <table:table-cell office:value-type="float" office:value="335" calcext:value-type="float">
            <text:p>33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72009" calcext:value-type="float">
            <text:p>872009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64232" calcext:value-type="float">
            <text:p>4964232</text:p>
          </table:table-cell>
          <table:table-cell office:value-type="float" office:value="320" calcext:value-type="float">
            <text:p>32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6194059" calcext:value-type="float">
            <text:p>46194059</text:p>
          </table:table-cell>
          <table:table-cell office:value-type="float" office:value="336.6" calcext:value-type="float">
            <text:p>336,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958948" calcext:value-type="float">
            <text:p>958948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39890" calcext:value-type="float">
            <text:p>9939890</text:p>
          </table:table-cell>
          <table:table-cell office:value-type="float" office:value="277" calcext:value-type="float">
            <text:p>27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923796" calcext:value-type="float">
            <text:p>23923796</text:p>
          </table:table-cell>
          <table:table-cell office:value-type="float" office:value="339" calcext:value-type="float">
            <text:p>33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55947" calcext:value-type="float">
            <text:p>755947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542233" calcext:value-type="float">
            <text:p>15542233</text:p>
          </table:table-cell>
          <table:table-cell office:value-type="float" office:value="266.3" calcext:value-type="float">
            <text:p>266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8516452" calcext:value-type="float">
            <text:p>18516452</text:p>
          </table:table-cell>
          <table:table-cell office:value-type="float" office:value="328.7" calcext:value-type="float">
            <text:p>328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89369" calcext:value-type="float">
            <text:p>589369</text:p>
          </table:table-cell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74665" calcext:value-type="float">
            <text:p>6974665</text:p>
          </table:table-cell>
          <table:table-cell office:value-type="float" office:value="247" calcext:value-type="float">
            <text:p>24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4392823" calcext:value-type="float">
            <text:p>24392823</text:p>
          </table:table-cell>
          <table:table-cell office:value-type="float" office:value="318" calcext:value-type="float">
            <text:p>31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62549" calcext:value-type="float">
            <text:p>1262549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687098" calcext:value-type="float">
            <text:p>18687098</text:p>
          </table:table-cell>
          <table:table-cell office:value-type="float" office:value="247" calcext:value-type="float">
            <text:p>24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740356" calcext:value-type="float">
            <text:p>31740356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44408" calcext:value-type="float">
            <text:p>1144408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964623" calcext:value-type="float">
            <text:p>10964623</text:p>
          </table:table-cell>
          <table:table-cell office:value-type="float" office:value="260" calcext:value-type="float">
            <text:p>26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016859" calcext:value-type="float">
            <text:p>12016859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69763" calcext:value-type="float">
            <text:p>1269763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51093" calcext:value-type="float">
            <text:p>6251093</text:p>
          </table:table-cell>
          <table:table-cell office:value-type="float" office:value="260.4" calcext:value-type="float">
            <text:p>260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277010" calcext:value-type="float">
            <text:p>25277010</text:p>
          </table:table-cell>
          <table:table-cell office:value-type="float" office:value="313.9" calcext:value-type="float">
            <text:p>313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25645" calcext:value-type="float">
            <text:p>825645</text:p>
          </table:table-cell>
          <table:table-cell office:value-type="float" office:value="363.4" calcext:value-type="float">
            <text:p>363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976894" calcext:value-type="float">
            <text:p>34976894</text:p>
          </table:table-cell>
          <table:table-cell office:value-type="float" office:value="268" calcext:value-type="float">
            <text:p>2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6078427" calcext:value-type="float">
            <text:p>56078427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033462" calcext:value-type="float">
            <text:p>1033462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98452" calcext:value-type="float">
            <text:p>9798452</text:p>
          </table:table-cell>
          <table:table-cell office:value-type="float" office:value="256" calcext:value-type="float">
            <text:p>25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0793026" calcext:value-type="float">
            <text:p>30793026</text:p>
          </table:table-cell>
          <table:table-cell office:value-type="float" office:value="326.7" calcext:value-type="float">
            <text:p>326,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19398" calcext:value-type="float">
            <text:p>1119398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54716" calcext:value-type="float">
            <text:p>5154716</text:p>
          </table:table-cell>
          <table:table-cell office:value-type="float" office:value="277.2" calcext:value-type="float">
            <text:p>277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591098" calcext:value-type="float">
            <text:p>22591098</text:p>
          </table:table-cell>
          <table:table-cell office:value-type="float" office:value="327" calcext:value-type="float">
            <text:p>32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09128" calcext:value-type="float">
            <text:p>909128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821937" calcext:value-type="float">
            <text:p>8821937</text:p>
          </table:table-cell>
          <table:table-cell office:value-type="float" office:value="283" calcext:value-type="float">
            <text:p>28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1697842" calcext:value-type="float">
            <text:p>21697842</text:p>
          </table:table-cell>
          <table:table-cell office:value-type="float" office:value="315" calcext:value-type="float">
            <text:p>315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73871" calcext:value-type="float">
            <text:p>873871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223380" calcext:value-type="float">
            <text:p>15223380</text:p>
          </table:table-cell>
          <table:table-cell office:value-type="float" office:value="283" calcext:value-type="float">
            <text:p>28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4475109" calcext:value-type="float">
            <text:p>34475109</text:p>
          </table:table-cell>
          <table:table-cell office:value-type="float" office:value="290.1" calcext:value-type="float">
            <text:p>290,1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06116" calcext:value-type="float">
            <text:p>1206116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19279" calcext:value-type="float">
            <text:p>5419279</text:p>
          </table:table-cell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1995962" calcext:value-type="float">
            <text:p>21995962</text:p>
          </table:table-cell>
          <table:table-cell office:value-type="float" office:value="297" calcext:value-type="float">
            <text:p>29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97370" calcext:value-type="float">
            <text:p>897370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123009" calcext:value-type="float">
            <text:p>11123009</text:p>
          </table:table-cell>
          <table:table-cell office:value-type="float" office:value="332" calcext:value-type="float">
            <text:p>33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2588895" calcext:value-type="float">
            <text:p>42588895</text:p>
          </table:table-cell>
          <table:table-cell office:value-type="float" office:value="326" calcext:value-type="float">
            <text:p>32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13873" calcext:value-type="float">
            <text:p>1013873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42174" calcext:value-type="float">
            <text:p>7642174</text:p>
          </table:table-cell>
          <table:table-cell office:value-type="float" office:value="323.8" calcext:value-type="float">
            <text:p>323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387873" calcext:value-type="float">
            <text:p>23387873</text:p>
          </table:table-cell>
          <table:table-cell office:value-type="float" office:value="283" calcext:value-type="float">
            <text:p>28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93598" calcext:value-type="float">
            <text:p>893598</text:p>
          </table:table-cell>
          <table:table-cell office:value-type="float" office:value="364.4" calcext:value-type="float">
            <text:p>364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71074" calcext:value-type="float">
            <text:p>11871074</text:p>
          </table:table-cell>
          <table:table-cell office:value-type="float" office:value="341" calcext:value-type="float">
            <text:p>34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9130568" calcext:value-type="float">
            <text:p>29130568</text:p>
          </table:table-cell>
          <table:table-cell office:value-type="float" office:value="290" calcext:value-type="float">
            <text:p>29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21335" calcext:value-type="float">
            <text:p>821335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50376" calcext:value-type="float">
            <text:p>5550376</text:p>
          </table:table-cell>
          <table:table-cell office:value-type="float" office:value="295" calcext:value-type="float">
            <text:p>29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4076130" calcext:value-type="float">
            <text:p>24076130</text:p>
          </table:table-cell>
          <table:table-cell office:value-type="float" office:value="284" calcext:value-type="float">
            <text:p>284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52015" calcext:value-type="float">
            <text:p>1052015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29146" calcext:value-type="float">
            <text:p>4129146</text:p>
          </table:table-cell>
          <table:table-cell office:value-type="float" office:value="302" calcext:value-type="float">
            <text:p>30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4552588" calcext:value-type="float">
            <text:p>44552588</text:p>
          </table:table-cell>
          <table:table-cell office:value-type="float" office:value="271.3" calcext:value-type="float">
            <text:p>271,3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90549" calcext:value-type="float">
            <text:p>790549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725797" calcext:value-type="float">
            <text:p>11725797</text:p>
          </table:table-cell>
          <table:table-cell office:value-type="float" office:value="338" calcext:value-type="float">
            <text:p>33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1735755" calcext:value-type="float">
            <text:p>21735755</text:p>
          </table:table-cell>
          <table:table-cell office:value-type="float" office:value="273" calcext:value-type="float">
            <text:p>273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89752" calcext:value-type="float">
            <text:p>589752</text:p>
          </table:table-cell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13092" calcext:value-type="float">
            <text:p>7413092</text:p>
          </table:table-cell>
          <table:table-cell office:value-type="float" office:value="334" calcext:value-type="float">
            <text:p>33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294154" calcext:value-type="float">
            <text:p>50294154</text:p>
          </table:table-cell>
          <table:table-cell office:value-type="float" office:value="275" calcext:value-type="float">
            <text:p>275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78107" calcext:value-type="float">
            <text:p>678107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743289" calcext:value-type="float">
            <text:p>10743289</text:p>
          </table:table-cell>
          <table:table-cell office:value-type="float" office:value="330.7" calcext:value-type="float">
            <text:p>330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6358330" calcext:value-type="float">
            <text:p>26358330</text:p>
          </table:table-cell>
          <table:table-cell office:value-type="float" office:value="287" calcext:value-type="float">
            <text:p>28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12672" calcext:value-type="float">
            <text:p>712672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307402" calcext:value-type="float">
            <text:p>7307402</text:p>
          </table:table-cell>
          <table:table-cell office:value-type="float" office:value="317" calcext:value-type="float">
            <text:p>31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1548589" calcext:value-type="float">
            <text:p>51548589</text:p>
          </table:table-cell>
          <table:table-cell office:value-type="float" office:value="299" calcext:value-type="float">
            <text:p>299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23427" calcext:value-type="float">
            <text:p>1223427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22208" calcext:value-type="float">
            <text:p>3522208</text:p>
          </table:table-cell>
          <table:table-cell office:value-type="float" office:value="301" calcext:value-type="float">
            <text:p>30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601056" calcext:value-type="float">
            <text:p>23601056</text:p>
          </table:table-cell>
          <table:table-cell office:value-type="float" office:value="304" calcext:value-type="float">
            <text:p>304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54464" calcext:value-type="float">
            <text:p>754464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807008" calcext:value-type="float">
            <text:p>17807008</text:p>
          </table:table-cell>
          <table:table-cell office:value-type="float" office:value="327" calcext:value-type="float">
            <text:p>32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6518522" calcext:value-type="float">
            <text:p>16518522</text:p>
          </table:table-cell>
          <table:table-cell office:value-type="float" office:value="318.8" calcext:value-type="float">
            <text:p>318,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15047" calcext:value-type="float">
            <text:p>1315047</text:p>
          </table:table-cell>
          <table:table-cell office:value-type="float" office:value="364.4" calcext:value-type="float">
            <text:p>364,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873342" calcext:value-type="float">
            <text:p>8873342</text:p>
          </table:table-cell>
          <table:table-cell office:value-type="float" office:value="324.8" calcext:value-type="float">
            <text:p>324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738013" calcext:value-type="float">
            <text:p>10738013</text:p>
          </table:table-cell>
          <table:table-cell office:value-type="float" office:value="327" calcext:value-type="float">
            <text:p>32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91144" calcext:value-type="float">
            <text:p>991144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331446" calcext:value-type="float">
            <text:p>8331446</text:p>
          </table:table-cell>
          <table:table-cell office:value-type="float" office:value="330" calcext:value-type="float">
            <text:p>33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1088748" calcext:value-type="float">
            <text:p>21088748</text:p>
          </table:table-cell>
          <table:table-cell office:value-type="float" office:value="331" calcext:value-type="float">
            <text:p>331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48608" calcext:value-type="float">
            <text:p>748608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21610" calcext:value-type="float">
            <text:p>8921610</text:p>
          </table:table-cell>
          <table:table-cell office:value-type="float" office:value="335.6" calcext:value-type="float">
            <text:p>335,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1138692" calcext:value-type="float">
            <text:p>31138692</text:p>
          </table:table-cell>
          <table:table-cell office:value-type="float" office:value="331.7" calcext:value-type="float">
            <text:p>331,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14316" calcext:value-type="float">
            <text:p>814316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20125" calcext:value-type="float">
            <text:p>4520125</text:p>
          </table:table-cell>
          <table:table-cell office:value-type="float" office:value="331" calcext:value-type="float">
            <text:p>33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7924777" calcext:value-type="float">
            <text:p>27924777</text:p>
          </table:table-cell>
          <table:table-cell office:value-type="float" office:value="340" calcext:value-type="float">
            <text:p>340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4051" calcext:value-type="float">
            <text:p>764051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425447" calcext:value-type="float">
            <text:p>21425447</text:p>
          </table:table-cell>
          <table:table-cell office:value-type="float" office:value="328" calcext:value-type="float">
            <text:p>32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9629071" calcext:value-type="float">
            <text:p>19629071</text:p>
          </table:table-cell>
          <table:table-cell office:value-type="float" office:value="313" calcext:value-type="float">
            <text:p>31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45122" calcext:value-type="float">
            <text:p>745122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831382" calcext:value-type="float">
            <text:p>7831382</text:p>
          </table:table-cell>
          <table:table-cell office:value-type="float" office:value="320.8" calcext:value-type="float">
            <text:p>320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8558929" calcext:value-type="float">
            <text:p>28558929</text:p>
          </table:table-cell>
          <table:table-cell office:value-type="float" office:value="307.9" calcext:value-type="float">
            <text:p>307,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30904" calcext:value-type="float">
            <text:p>630904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703631" calcext:value-type="float">
            <text:p>10703631</text:p>
          </table:table-cell>
          <table:table-cell office:value-type="float" office:value="332" calcext:value-type="float">
            <text:p>33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5598225" calcext:value-type="float">
            <text:p>45598225</text:p>
          </table:table-cell>
          <table:table-cell office:value-type="float" office:value="339" calcext:value-type="float">
            <text:p>339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401936" calcext:value-type="float">
            <text:p>4401936</text:p>
          </table:table-cell>
          <table:table-cell office:value-type="float" office:value="367.3" calcext:value-type="float">
            <text:p>367,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359670" calcext:value-type="float">
            <text:p>9359670</text:p>
          </table:table-cell>
          <table:table-cell office:value-type="float" office:value="327" calcext:value-type="float">
            <text:p>32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6123379" calcext:value-type="float">
            <text:p>16123379</text:p>
          </table:table-cell>
          <table:table-cell office:value-type="float" office:value="333.7" calcext:value-type="float">
            <text:p>333,7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04153" calcext:value-type="float">
            <text:p>604153</text:p>
          </table:table-cell>
          <table:table-cell office:value-type="float" office:value="365" calcext:value-type="float">
            <text:p>36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331104" calcext:value-type="float">
            <text:p>8331104</text:p>
          </table:table-cell>
          <table:table-cell office:value-type="float" office:value="327" calcext:value-type="float">
            <text:p>32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1686689" calcext:value-type="float">
            <text:p>21686689</text:p>
          </table:table-cell>
          <table:table-cell office:value-type="float" office:value="333" calcext:value-type="float">
            <text:p>33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50860" calcext:value-type="float">
            <text:p>550860</text:p>
          </table:table-cell>
          <table:table-cell office:value-type="float" office:value="364" calcext:value-type="float">
            <text:p>36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324130" calcext:value-type="float">
            <text:p>5324130</text:p>
          </table:table-cell>
          <table:table-cell office:value-type="float" office:value="310.9" calcext:value-type="float">
            <text:p>310,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0012102" calcext:value-type="float">
            <text:p>30012102</text:p>
          </table:table-cell>
          <table:table-cell office:value-type="float" office:value="302" calcext:value-type="float">
            <text:p>30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2927" calcext:value-type="float">
            <text:p>682927</text:p>
          </table:table-cell>
          <table:table-cell office:value-type="float" office:value="357" calcext:value-type="float">
            <text:p>35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45257" calcext:value-type="float">
            <text:p>12845257</text:p>
          </table:table-cell>
          <table:table-cell office:value-type="float" office:value="299" calcext:value-type="float">
            <text:p>29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9868324" calcext:value-type="float">
            <text:p>39868324</text:p>
          </table:table-cell>
          <table:table-cell office:value-type="float" office:value="324" calcext:value-type="float">
            <text:p>32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94872" calcext:value-type="float">
            <text:p>594872</text:p>
          </table:table-cell>
          <table:table-cell office:value-type="float" office:value="366" calcext:value-type="float">
            <text:p>36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853226" calcext:value-type="float">
            <text:p>17853226</text:p>
          </table:table-cell>
          <table:table-cell office:value-type="float" office:value="333" calcext:value-type="float">
            <text:p>33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9666172" calcext:value-type="float">
            <text:p>19666172</text:p>
          </table:table-cell>
          <table:table-cell office:value-type="float" office:value="335.6" calcext:value-type="float">
            <text:p>335,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99625" calcext:value-type="float">
            <text:p>599625</text:p>
          </table:table-cell>
          <table:table-cell office:value-type="float" office:value="364" calcext:value-type="float">
            <text:p>36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92290" calcext:value-type="float">
            <text:p>15092290</text:p>
          </table:table-cell>
          <table:table-cell office:value-type="float" office:value="331" calcext:value-type="float">
            <text:p>33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4068720" calcext:value-type="float">
            <text:p>44068720</text:p>
          </table:table-cell>
          <table:table-cell office:value-type="float" office:value="332" calcext:value-type="float">
            <text:p>33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18100" calcext:value-type="float">
            <text:p>818100</text:p>
          </table:table-cell>
          <table:table-cell office:value-type="float" office:value="369" calcext:value-type="float">
            <text:p>36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78958" calcext:value-type="float">
            <text:p>6078958</text:p>
          </table:table-cell>
          <table:table-cell office:value-type="float" office:value="318.8" calcext:value-type="float">
            <text:p>318,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764925" calcext:value-type="float">
            <text:p>24764925</text:p>
          </table:table-cell>
          <table:table-cell office:value-type="float" office:value="337" calcext:value-type="float">
            <text:p>33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51754" calcext:value-type="float">
            <text:p>951754</text:p>
          </table:table-cell>
          <table:table-cell office:value-type="float" office:value="358" calcext:value-type="float">
            <text:p>35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08201" calcext:value-type="float">
            <text:p>5608201</text:p>
          </table:table-cell>
          <table:table-cell office:value-type="float" office:value="335" calcext:value-type="float">
            <text:p>33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4357464" calcext:value-type="float">
            <text:p>14357464</text:p>
          </table:table-cell>
          <table:table-cell office:value-type="float" office:value="339" calcext:value-type="float">
            <text:p>33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59290" calcext:value-type="float">
            <text:p>859290</text:p>
          </table:table-cell>
          <table:table-cell office:value-type="float" office:value="369" calcext:value-type="float">
            <text:p>36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952497" calcext:value-type="float">
            <text:p>13952497</text:p>
          </table:table-cell>
          <table:table-cell office:value-type="float" office:value="320" calcext:value-type="float">
            <text:p>32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3147963" calcext:value-type="float">
            <text:p>33147963</text:p>
          </table:table-cell>
          <table:table-cell office:value-type="float" office:value="336" calcext:value-type="float">
            <text:p>33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68252" calcext:value-type="float">
            <text:p>668252</text:p>
          </table:table-cell>
          <table:table-cell office:value-type="float" office:value="357.4" calcext:value-type="float">
            <text:p>357,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806718" calcext:value-type="float">
            <text:p>9806718</text:p>
          </table:table-cell>
          <table:table-cell office:value-type="float" office:value="327.7" calcext:value-type="float">
            <text:p>327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2572857" calcext:value-type="float">
            <text:p>52572857</text:p>
          </table:table-cell>
          <table:table-cell office:value-type="float" office:value="332" calcext:value-type="float">
            <text:p>33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61914" calcext:value-type="float">
            <text:p>861914</text:p>
          </table:table-cell>
          <table:table-cell office:value-type="float" office:value="364" calcext:value-type="float">
            <text:p>36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707264" calcext:value-type="float">
            <text:p>6707264</text:p>
          </table:table-cell>
          <table:table-cell office:value-type="float" office:value="330" calcext:value-type="float">
            <text:p>33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7714633" calcext:value-type="float">
            <text:p>37714633</text:p>
          </table:table-cell>
          <table:table-cell office:value-type="float" office:value="337" calcext:value-type="float">
            <text:p>33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07112" calcext:value-type="float">
            <text:p>1007112</text:p>
          </table:table-cell>
          <table:table-cell office:value-type="float" office:value="363" calcext:value-type="float">
            <text:p>36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30079" calcext:value-type="float">
            <text:p>8030079</text:p>
          </table:table-cell>
          <table:table-cell office:value-type="float" office:value="330" calcext:value-type="float">
            <text:p>33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5702592" calcext:value-type="float">
            <text:p>15702592</text:p>
          </table:table-cell>
          <table:table-cell office:value-type="float" office:value="326.7" calcext:value-type="float">
            <text:p>326,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42686" calcext:value-type="float">
            <text:p>842686</text:p>
          </table:table-cell>
          <table:table-cell office:value-type="float" office:value="365" calcext:value-type="float">
            <text:p>36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89252" calcext:value-type="float">
            <text:p>10289252</text:p>
          </table:table-cell>
          <table:table-cell office:value-type="float" office:value="327.7" calcext:value-type="float">
            <text:p>327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1466421" calcext:value-type="float">
            <text:p>21466421</text:p>
          </table:table-cell>
          <table:table-cell office:value-type="float" office:value="323" calcext:value-type="float">
            <text:p>32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27951" calcext:value-type="float">
            <text:p>827951</text:p>
          </table:table-cell>
          <table:table-cell office:value-type="float" office:value="363" calcext:value-type="float">
            <text:p>36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68002" calcext:value-type="float">
            <text:p>3268002</text:p>
          </table:table-cell>
          <table:table-cell office:value-type="float" office:value="333" calcext:value-type="float">
            <text:p>33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747922" calcext:value-type="float">
            <text:p>38747922</text:p>
          </table:table-cell>
          <table:table-cell office:value-type="float" office:value="337.6" calcext:value-type="float">
            <text:p>337,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70834" calcext:value-type="float">
            <text:p>870834</text:p>
          </table:table-cell>
          <table:table-cell office:value-type="float" office:value="369" calcext:value-type="float">
            <text:p>36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879007" calcext:value-type="float">
            <text:p>12879007</text:p>
          </table:table-cell>
          <table:table-cell office:value-type="float" office:value="314" calcext:value-type="float">
            <text:p>31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923086" calcext:value-type="float">
            <text:p>10923086</text:p>
          </table:table-cell>
          <table:table-cell office:value-type="float" office:value="337" calcext:value-type="float">
            <text:p>33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01731" calcext:value-type="float">
            <text:p>1401731</text:p>
          </table:table-cell>
          <table:table-cell office:value-type="float" office:value="359" calcext:value-type="float">
            <text:p>35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38407" calcext:value-type="float">
            <text:p>9638407</text:p>
          </table:table-cell>
          <table:table-cell office:value-type="float" office:value="325" calcext:value-type="float">
            <text:p>32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8194019" calcext:value-type="float">
            <text:p>18194019</text:p>
          </table:table-cell>
          <table:table-cell office:value-type="float" office:value="328.7" calcext:value-type="float">
            <text:p>328,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85377" calcext:value-type="float">
            <text:p>985377</text:p>
          </table:table-cell>
          <table:table-cell office:value-type="float" office:value="366.3" calcext:value-type="float">
            <text:p>366,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836720" calcext:value-type="float">
            <text:p>8836720</text:p>
          </table:table-cell>
          <table:table-cell office:value-type="float" office:value="308" calcext:value-type="float">
            <text:p>30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1451137" calcext:value-type="float">
            <text:p>31451137</text:p>
          </table:table-cell>
          <table:table-cell office:value-type="float" office:value="331" calcext:value-type="float">
            <text:p>33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4461" calcext:value-type="float">
            <text:p>844461</text:p>
          </table:table-cell>
          <table:table-cell office:value-type="float" office:value="353" calcext:value-type="float">
            <text:p>35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59490" calcext:value-type="float">
            <text:p>9159490</text:p>
          </table:table-cell>
          <table:table-cell office:value-type="float" office:value="331" calcext:value-type="float">
            <text:p>33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7443435" calcext:value-type="float">
            <text:p>37443435</text:p>
          </table:table-cell>
          <table:table-cell office:value-type="float" office:value="331.7" calcext:value-type="float">
            <text:p>331,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133143" calcext:value-type="float">
            <text:p>1133143</text:p>
          </table:table-cell>
          <table:table-cell office:value-type="float" office:value="364" calcext:value-type="float">
            <text:p>36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85958" calcext:value-type="float">
            <text:p>3885958</text:p>
          </table:table-cell>
          <table:table-cell office:value-type="float" office:value="322.8" calcext:value-type="float">
            <text:p>322,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8266794" calcext:value-type="float">
            <text:p>28266794</text:p>
          </table:table-cell>
          <table:table-cell office:value-type="float" office:value="338" calcext:value-type="float">
            <text:p>33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37477" calcext:value-type="float">
            <text:p>937477</text:p>
          </table:table-cell>
          <table:table-cell office:value-type="float" office:value="370" calcext:value-type="float">
            <text:p>37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585338" calcext:value-type="float">
            <text:p>9585338</text:p>
          </table:table-cell>
          <table:table-cell office:value-type="float" office:value="335" calcext:value-type="float">
            <text:p>33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0572783" calcext:value-type="float">
            <text:p>20572783</text:p>
          </table:table-cell>
          <table:table-cell office:value-type="float" office:value="324.8" calcext:value-type="float">
            <text:p>324,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4050" calcext:value-type="float">
            <text:p>844050</text:p>
          </table:table-cell>
          <table:table-cell office:value-type="float" office:value="341" calcext:value-type="float">
            <text:p>34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43370" calcext:value-type="float">
            <text:p>8243370</text:p>
          </table:table-cell>
          <table:table-cell office:value-type="float" office:value="318" calcext:value-type="float">
            <text:p>31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6124894" calcext:value-type="float">
            <text:p>36124894</text:p>
          </table:table-cell>
          <table:table-cell office:value-type="float" office:value="331" calcext:value-type="float">
            <text:p>33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087573" calcext:value-type="float">
            <text:p>1087573</text:p>
          </table:table-cell>
          <table:table-cell office:value-type="float" office:value="354" calcext:value-type="float">
            <text:p>35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620211" calcext:value-type="float">
            <text:p>13620211</text:p>
          </table:table-cell>
          <table:table-cell office:value-type="float" office:value="311.9" calcext:value-type="float">
            <text:p>311,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7479613" calcext:value-type="float">
            <text:p>17479613</text:p>
          </table:table-cell>
          <table:table-cell office:value-type="float" office:value="335" calcext:value-type="float">
            <text:p>33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13908" calcext:value-type="float">
            <text:p>613908</text:p>
          </table:table-cell>
          <table:table-cell office:value-type="float" office:value="366" calcext:value-type="float">
            <text:p>36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424359" calcext:value-type="float">
            <text:p>6424359</text:p>
          </table:table-cell>
          <table:table-cell office:value-type="float" office:value="314" calcext:value-type="float">
            <text:p>31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6982843" calcext:value-type="float">
            <text:p>16982843</text:p>
          </table:table-cell>
          <table:table-cell office:value-type="float" office:value="334" calcext:value-type="float">
            <text:p>33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180252" calcext:value-type="float">
            <text:p>4180252</text:p>
          </table:table-cell>
          <table:table-cell office:value-type="float" office:value="367" calcext:value-type="float">
            <text:p>36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601927" calcext:value-type="float">
            <text:p>7601927</text:p>
          </table:table-cell>
          <table:table-cell office:value-type="float" office:value="322.8" calcext:value-type="float">
            <text:p>322,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5263520" calcext:value-type="float">
            <text:p>35263520</text:p>
          </table:table-cell>
          <table:table-cell office:value-type="float" office:value="336.6" calcext:value-type="float">
            <text:p>336,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0441" calcext:value-type="float">
            <text:p>600441</text:p>
          </table:table-cell>
          <table:table-cell office:value-type="float" office:value="366" calcext:value-type="float">
            <text:p>36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300658" calcext:value-type="float">
            <text:p>16300658</text:p>
          </table:table-cell>
          <table:table-cell office:value-type="float" office:value="313" calcext:value-type="float">
            <text:p>31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646239" calcext:value-type="float">
            <text:p>10646239</text:p>
          </table:table-cell>
          <table:table-cell office:value-type="float" office:value="331" calcext:value-type="float">
            <text:p>33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02140" calcext:value-type="float">
            <text:p>702140</text:p>
          </table:table-cell>
          <table:table-cell office:value-type="float" office:value="349.5" calcext:value-type="float">
            <text:p>349,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919964" calcext:value-type="float">
            <text:p>13919964</text:p>
          </table:table-cell>
          <table:table-cell office:value-type="float" office:value="317" calcext:value-type="float">
            <text:p>31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3005067" calcext:value-type="float">
            <text:p>23005067</text:p>
          </table:table-cell>
          <table:table-cell office:value-type="float" office:value="338" calcext:value-type="float">
            <text:p>33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046643" calcext:value-type="float">
            <text:p>1046643</text:p>
          </table:table-cell>
          <table:table-cell office:value-type="float" office:value="365" calcext:value-type="float">
            <text:p>36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111032" calcext:value-type="float">
            <text:p>11111032</text:p>
          </table:table-cell>
          <table:table-cell office:value-type="float" office:value="317.8" calcext:value-type="float">
            <text:p>317,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5925723" calcext:value-type="float">
            <text:p>35925723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63309" calcext:value-type="float">
            <text:p>663309</text:p>
          </table:table-cell>
          <table:table-cell office:value-type="float" office:value="355" calcext:value-type="float">
            <text:p>35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09507" calcext:value-type="float">
            <text:p>6509507</text:p>
          </table:table-cell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4710228" calcext:value-type="float">
            <text:p>34710228</text:p>
          </table:table-cell>
          <table:table-cell office:value-type="float" office:value="336" calcext:value-type="float">
            <text:p>33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99784" calcext:value-type="float">
            <text:p>699784</text:p>
          </table:table-cell>
          <table:table-cell office:value-type="float" office:value="320" calcext:value-type="float">
            <text:p>32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268937" calcext:value-type="float">
            <text:p>8268937</text:p>
          </table:table-cell>
          <table:table-cell office:value-type="float" office:value="320" calcext:value-type="float">
            <text:p>32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5696363" calcext:value-type="float">
            <text:p>15696363</text:p>
          </table:table-cell>
          <table:table-cell office:value-type="float" office:value="334" calcext:value-type="float">
            <text:p>33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84330" calcext:value-type="float">
            <text:p>584330</text:p>
          </table:table-cell>
          <table:table-cell office:value-type="float" office:value="309" calcext:value-type="float">
            <text:p>30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333991" calcext:value-type="float">
            <text:p>13333991</text:p>
          </table:table-cell>
          <table:table-cell office:value-type="float" office:value="302" calcext:value-type="float">
            <text:p>30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8037731" calcext:value-type="float">
            <text:p>18037731</text:p>
          </table:table-cell>
          <table:table-cell office:value-type="float" office:value="335.6" calcext:value-type="float">
            <text:p>335,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23518" calcext:value-type="float">
            <text:p>1023518</text:p>
          </table:table-cell>
          <table:table-cell office:value-type="float" office:value="349" calcext:value-type="float">
            <text:p>34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323801" calcext:value-type="float">
            <text:p>12323801</text:p>
          </table:table-cell>
          <table:table-cell office:value-type="float" office:value="320" calcext:value-type="float">
            <text:p>32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6393335" calcext:value-type="float">
            <text:p>26393335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94092" calcext:value-type="float">
            <text:p>994092</text:p>
          </table:table-cell>
          <table:table-cell office:value-type="float" office:value="314" calcext:value-type="float">
            <text:p>31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65905" calcext:value-type="float">
            <text:p>7565905</text:p>
          </table:table-cell>
          <table:table-cell office:value-type="float" office:value="332" calcext:value-type="float">
            <text:p>33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010604" calcext:value-type="float">
            <text:p>12010604</text:p>
          </table:table-cell>
          <table:table-cell office:value-type="float" office:value="334.7" calcext:value-type="float">
            <text:p>334,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492343" calcext:value-type="float">
            <text:p>492343</text:p>
          </table:table-cell>
          <table:table-cell office:value-type="float" office:value="340" calcext:value-type="float">
            <text:p>34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507158" calcext:value-type="float">
            <text:p>7507158</text:p>
          </table:table-cell>
          <table:table-cell office:value-type="float" office:value="336" calcext:value-type="float">
            <text:p>33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3850872" calcext:value-type="float">
            <text:p>33850872</text:p>
          </table:table-cell>
          <table:table-cell office:value-type="float" office:value="337" calcext:value-type="float">
            <text:p>33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66824" calcext:value-type="float">
            <text:p>966824</text:p>
          </table:table-cell>
          <table:table-cell office:value-type="float" office:value="354.5" calcext:value-type="float">
            <text:p>354,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9569181.16" calcext:value-type="float">
            <text:p>9569181,16</text:p>
          </table:table-cell>
          <table:table-cell table:formula="of:=AVERAGE([.C11:.C110])" office:value-type="float" office:value="318.938" calcext:value-type="float">
            <text:p>318,938</text:p>
          </table:table-cell>
          <table:table-cell table:formula="of:=AVERAGE([.D11:.D110])" office:value-type="float" office:value="0.863999999999999" calcext:value-type="float">
            <text:p>0,863999999999999</text:p>
          </table:table-cell>
          <table:table-cell table:number-columns-repeated="2"/>
          <table:table-cell table:formula="of:=AVERAGE([.G11:.G110])" office:value-type="float" office:value="27527931.38" calcext:value-type="float">
            <text:p>27527931,38</text:p>
          </table:table-cell>
          <table:table-cell table:formula="of:=AVERAGE([.H11:.H110])" office:value-type="float" office:value="322.578" calcext:value-type="float">
            <text:p>322,578</text:p>
          </table:table-cell>
          <table:table-cell table:formula="of:=AVERAGE([.I11:.I110])" office:value-type="float" office:value="1.065" calcext:value-type="float">
            <text:p>1,065</text:p>
          </table:table-cell>
          <table:table-cell table:number-columns-repeated="2"/>
          <table:table-cell table:formula="of:=AVERAGE([.L11:.L110])" office:value-type="float" office:value="968355.33" calcext:value-type="float">
            <text:p>968355,33</text:p>
          </table:table-cell>
          <table:table-cell table:formula="of:=AVERAGE([.M11:.M110])" office:value-type="float" office:value="360.545" calcext:value-type="float">
            <text:p>360,545</text:p>
          </table:table-cell>
          <table:table-cell table:formula="of:=AVERAGE([.N11:.N110])" office:value-type="float" office:value="2.057" calcext:value-type="float">
            <text:p>2,057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4422932.44260425" calcext:value-type="float">
            <text:p>4422932,44260425</text:p>
          </table:table-cell>
          <table:table-cell table:formula="of:=STDEVP([.C11:.C110])" office:value-type="float" office:value="27.9573882185014" calcext:value-type="float">
            <text:p>27,9573882185014</text:p>
          </table:table-cell>
          <table:table-cell table:formula="of:=STDEVP([.D11:.D110])" office:value-type="float" office:value="0.052" calcext:value-type="float">
            <text:p>0,052</text:p>
          </table:table-cell>
          <table:table-cell table:number-columns-repeated="2"/>
          <table:table-cell table:formula="of:=STDEVP([.G11:.G110])" office:value-type="float" office:value="10589372.4646262" calcext:value-type="float">
            <text:p>10589372,4646262</text:p>
          </table:table-cell>
          <table:table-cell table:formula="of:=STDEVP([.H11:.H110])" office:value-type="float" office:value="20.3682428304456" calcext:value-type="float">
            <text:p>20,3682428304456</text:p>
          </table:table-cell>
          <table:table-cell table:formula="of:=STDEVP([.I11:.I110])" office:value-type="float" office:value="0.508404366621688" calcext:value-type="float">
            <text:p>0,508404366621688</text:p>
          </table:table-cell>
          <table:table-cell table:number-columns-repeated="2"/>
          <table:table-cell table:formula="of:=STDEVP([.L11:.L110])" office:value-type="float" office:value="544352.118880584" calcext:value-type="float">
            <text:p>544352,118880584</text:p>
          </table:table-cell>
          <table:table-cell table:formula="of:=STDEVP([.M11:.M110])" office:value-type="float" office:value="10.7870512652903" calcext:value-type="float">
            <text:p>10,7870512652903</text:p>
          </table:table-cell>
          <table:table-cell table:formula="of:=STDEVP([.N11:.N110])" office:value-type="float" office:value="0.0604235053600832" calcext:value-type="float">
            <text:p>0,06042350536008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8855031" calcext:value-type="float">
            <text:p>8855031</text:p>
          </table:table-cell>
          <table:table-cell table:formula="of:=MEDIAN([.C11:.C110])" office:value-type="float" office:value="323.3" calcext:value-type="float">
            <text:p>323,3</text:p>
          </table:table-cell>
          <table:table-cell table:formula="of:=MEDIAN([.D11:.D110])" office:value-type="float" office:value="0.9" calcext:value-type="float">
            <text:p>0,9</text:p>
          </table:table-cell>
          <table:table-cell table:number-columns-repeated="2"/>
          <table:table-cell table:formula="of:=MEDIAN([.G11:.G110])" office:value-type="float" office:value="25798816.5" calcext:value-type="float">
            <text:p>25798816,5</text:p>
          </table:table-cell>
          <table:table-cell table:formula="of:=MEDIAN([.H11:.H110])" office:value-type="float" office:value="331" calcext:value-type="float">
            <text:p>331</text:p>
          </table:table-cell>
          <table:table-cell table:formula="of:=MEDIAN([.I11:.I110])" office:value-type="float" office:value="1.2" calcext:value-type="float">
            <text:p>1,2</text:p>
          </table:table-cell>
          <table:table-cell table:number-columns-repeated="2"/>
          <table:table-cell table:formula="of:=MEDIAN([.L11:.L110])" office:value-type="float" office:value="876594.5" calcext:value-type="float">
            <text:p>876594,5</text:p>
          </table:table-cell>
          <table:table-cell table:formula="of:=MEDIAN([.M11:.M110])" office:value-type="float" office:value="364" calcext:value-type="float">
            <text:p>364</text:p>
          </table:table-cell>
          <table:table-cell table:formula="of:=MEDIAN([.N11:.N110])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9586743.58" calcext:value-type="float">
            <text:p>9586743,58</text:p>
          </table:table-cell>
          <table:table-cell table:formula="of:=AVERAGE([.C11:.C60])" office:value-type="float" office:value="314.954" calcext:value-type="float">
            <text:p>314,954</text:p>
          </table:table-cell>
          <table:table-cell table:formula="of:=AVERAGE([.D11:.D60])" office:value-type="float" office:value="0.879999999999999" calcext:value-type="float">
            <text:p>0,879999999999999</text:p>
          </table:table-cell>
          <table:table-cell table:number-columns-repeated="2"/>
          <table:table-cell table:formula="of:=AVERAGE([.G11:.G60])" office:value-type="float" office:value="27680693.38" calcext:value-type="float">
            <text:p>27680693,38</text:p>
          </table:table-cell>
          <table:table-cell table:formula="of:=AVERAGE([.H11:.H60])" office:value-type="float" office:value="322.008" calcext:value-type="float">
            <text:p>322,008</text:p>
          </table:table-cell>
          <table:table-cell table:formula="of:=AVERAGE([.I11:.I60])" office:value-type="float" office:value="0.62" calcext:value-type="float">
            <text:p>0,62</text:p>
          </table:table-cell>
          <table:table-cell table:number-columns-repeated="2"/>
          <table:table-cell table:formula="of:=AVERAGE([.L11:.L60])" office:value-type="float" office:value="967335.2" calcext:value-type="float">
            <text:p>967335,2</text:p>
          </table:table-cell>
          <table:table-cell table:formula="of:=AVERAGE([.M11:.M60])" office:value-type="float" office:value="362.894" calcext:value-type="float">
            <text:p>362,894</text:p>
          </table:table-cell>
          <table:table-cell table:formula="of:=AVERAGE([.N11:.N60])" office:value-type="float" office:value="2.046" calcext:value-type="float">
            <text:p>2,046</text:p>
          </table:table-cell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9551618.74" calcext:value-type="float">
            <text:p>9551618,74</text:p>
          </table:table-cell>
          <table:table-cell table:formula="of:=AVERAGE([.C61:.C110])" office:value-type="float" office:value="322.922" calcext:value-type="float">
            <text:p>322,922</text:p>
          </table:table-cell>
          <table:table-cell table:formula="of:=AVERAGE([.D61:.D110])" office:value-type="float" office:value="0.847999999999999" calcext:value-type="float">
            <text:p>0,847999999999999</text:p>
          </table:table-cell>
          <table:table-cell table:number-columns-repeated="2"/>
          <table:table-cell table:formula="of:=AVERAGE([.G61:.G110])" office:value-type="float" office:value="27375169.38" calcext:value-type="float">
            <text:p>27375169,38</text:p>
          </table:table-cell>
          <table:table-cell table:formula="of:=AVERAGE([.H61:.H110])" office:value-type="float" office:value="323.148" calcext:value-type="float">
            <text:p>323,148</text:p>
          </table:table-cell>
          <table:table-cell table:formula="of:=AVERAGE([.I61:.I110])" office:value-type="float" office:value="1.51" calcext:value-type="float">
            <text:p>1,51</text:p>
          </table:table-cell>
          <table:table-cell table:number-columns-repeated="2"/>
          <table:table-cell table:formula="of:=AVERAGE([.L61:.L110])" office:value-type="float" office:value="969375.46" calcext:value-type="float">
            <text:p>969375,46</text:p>
          </table:table-cell>
          <table:table-cell table:formula="of:=AVERAGE([.M61:.M110])" office:value-type="float" office:value="358.196" calcext:value-type="float">
            <text:p>358,196</text:p>
          </table:table-cell>
          <table:table-cell table:formula="of:=AVERAGE([.N61:.N110])" office:value-type="float" office:value="2.068" calcext:value-type="float">
            <text:p>2,068</text:p>
          </table:table-cell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3895493.5651183" calcext:value-type="float">
            <text:p>3895493,5651183</text:p>
          </table:table-cell>
          <table:table-cell table:formula="of:=STDEVP([.C61:.C110])" office:value-type="float" office:value="10.7963195580716" calcext:value-type="float">
            <text:p>10,7963195580716</text:p>
          </table:table-cell>
          <table:table-cell table:formula="of:=STDEVP([.D61:.D110])" office:value-type="float" office:value="0.0499599839871872" calcext:value-type="float">
            <text:p>0,049959983987187</text:p>
          </table:table-cell>
          <table:table-cell table:number-columns-repeated="2"/>
          <table:table-cell table:formula="of:=STDEVP([.G61:.G110])" office:value-type="float" office:value="10980838.9366398" calcext:value-type="float">
            <text:p>10980838,9366398</text:p>
          </table:table-cell>
          <table:table-cell table:formula="of:=STDEVP([.H61:.H110])" office:value-type="float" office:value="19.8722242338396" calcext:value-type="float">
            <text:p>19,8722242338396</text:p>
          </table:table-cell>
          <table:table-cell table:formula="of:=STDEVP([.I61:.I110])" office:value-type="float" office:value="0.136014705087355" calcext:value-type="float">
            <text:p>0,136014705087355</text:p>
          </table:table-cell>
          <table:table-cell table:number-columns-repeated="2"/>
          <table:table-cell table:formula="of:=STDEVP([.L61:.L110])" office:value-type="float" office:value="706571.580211013" calcext:value-type="float">
            <text:p>706571,580211013</text:p>
          </table:table-cell>
          <table:table-cell table:formula="of:=STDEVP([.M61:.M110])" office:value-type="float" office:value="13.4627182990658" calcext:value-type="float">
            <text:p>13,4627182990658</text:p>
          </table:table-cell>
          <table:table-cell table:formula="of:=STDEVP([.N61:.N110])" office:value-type="float" office:value="0.0466476151587625" calcext:value-type="float">
            <text:p>0,046647615158763</text:p>
          </table:table-cell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866278" calcext:value-type="float">
            <text:p>8866278</text:p>
          </table:table-cell>
          <table:table-cell table:formula="of:=MEDIAN([.C11:.C60])" office:value-type="float" office:value="319.5" calcext:value-type="float">
            <text:p>319,5</text:p>
          </table:table-cell>
          <table:table-cell table:formula="of:=MEDIAN([.D11:.D60])" office:value-type="float" office:value="0.9" calcext:value-type="float">
            <text:p>0,9</text:p>
          </table:table-cell>
          <table:table-cell table:number-columns-repeated="2"/>
          <table:table-cell table:formula="of:=MEDIAN([.G11:.G60])" office:value-type="float" office:value="25798816.5" calcext:value-type="float">
            <text:p>25798816,5</text:p>
          </table:table-cell>
          <table:table-cell table:formula="of:=MEDIAN([.H11:.H60])" office:value-type="float" office:value="328.85" calcext:value-type="float">
            <text:p>328,85</text:p>
          </table:table-cell>
          <table:table-cell table:formula="of:=MEDIAN([.I11:.I60])" office:value-type="float" office:value="0.6" calcext:value-type="float">
            <text:p>0,6</text:p>
          </table:table-cell>
          <table:table-cell table:number-columns-repeated="2"/>
          <table:table-cell table:formula="of:=MEDIAN([.L11:.L60])" office:value-type="float" office:value="991010.5" calcext:value-type="float">
            <text:p>991010,5</text:p>
          </table:table-cell>
          <table:table-cell table:formula="of:=MEDIAN([.M11:.M60])" office:value-type="float" office:value="365" calcext:value-type="float">
            <text:p>365</text:p>
          </table:table-cell>
          <table:table-cell table:formula="of:=MEDIAN([.N11:.N6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8855031" calcext:value-type="float">
            <text:p>8855031</text:p>
          </table:table-cell>
          <table:table-cell table:formula="of:=MEDIAN([.C61:.C110])" office:value-type="float" office:value="324.9" calcext:value-type="float">
            <text:p>324,9</text:p>
          </table:table-cell>
          <table:table-cell table:formula="of:=MEDIAN([.D61:.D110])" office:value-type="float" office:value="0.8" calcext:value-type="float">
            <text:p>0,8</text:p>
          </table:table-cell>
          <table:table-cell table:number-columns-repeated="2"/>
          <table:table-cell table:formula="of:=MEDIAN([.G61:.G110])" office:value-type="float" office:value="25561627.5" calcext:value-type="float">
            <text:p>25561627,5</text:p>
          </table:table-cell>
          <table:table-cell table:formula="of:=MEDIAN([.H61:.H110])" office:value-type="float" office:value="331.85" calcext:value-type="float">
            <text:p>331,85</text:p>
          </table:table-cell>
          <table:table-cell table:formula="of:=MEDIAN([.I61:.I110])" office:value-type="float" office:value="1.6" calcext:value-type="float">
            <text:p>1,6</text:p>
          </table:table-cell>
          <table:table-cell table:number-columns-repeated="2"/>
          <table:table-cell table:formula="of:=MEDIAN([.L61:.L110])" office:value-type="float" office:value="824643" calcext:value-type="float">
            <text:p>824643</text:p>
          </table:table-cell>
          <table:table-cell table:formula="of:=MEDIAN([.M61:.M110])" office:value-type="float" office:value="364" calcext:value-type="float">
            <text:p>364</text:p>
          </table:table-cell>
          <table:table-cell table:formula="of:=MEDIAN([.N61:.N110])" office:value-type="float" office:value="2.1" calcext:value-type="float">
            <text:p>2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9:33.3770055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7M44S</meta:editing-duration>
    <meta:editing-cycles>24</meta:editing-cycles>
    <meta:generator>LibreOffice/6.0.7.3$Linux_X86_64 LibreOffice_project/00m0$Build-3</meta:generator>
    <dc:date>2020-10-04T19:19:41.047221078</dc:date>
    <meta:document-statistic meta:table-count="1" meta:cell-count="1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064cm" svg:y="1.474cm" svg:width="10.001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9551618.74">
                <text:p>9551618.74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95493.5651183">
                <text:p>3895493.5651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